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706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4" style:family="paragraph" style:parent-style-name="Text_20_body">
      <style:text-properties fo:font-weight="normal"/>
    </style:style>
    <style:style style:name="P5" style:family="paragraph" style:parent-style-name="Heading_20_2">
      <style:paragraph-properties fo:margin-left="0cm" fo:margin-right="0cm" fo:margin-top="0.635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9" style:family="paragraph" style:parent-style-name="Heading_20_2">
      <loext:graphic-properties draw:fill="solid" draw:fill-color="#ffffff" draw:opacity="100%"/>
      <style:paragraph-properties fo:margin-left="0cm" fo:margin-right="0cm" fo:margin-top="0cm" fo:margin-bottom="0cm" style:contextual-spacing="false" fo:line-height="214%"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10" style:family="paragraph" style:parent-style-name="Text_20_body">
      <loext:graphic-properties draw:fill="solid" draw:fill-color="#ffffff" draw:opacity="100%"/>
      <style:paragraph-properties fo:margin-left="0cm" fo:margin-right="0cm" fo:margin-top="0cm" fo:margin-bottom="0cm" style:contextual-spacing="false" fo:line-height="214%" fo:text-indent="0cm" style:auto-text-indent="false" fo:background-color="#ffffff"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loext:graphic-properties draw:fill="solid" draw:fill-color="#ffffff" draw:opacity="100%"/>
      <style:paragraph-properties fo:margin-left="0cm" fo:margin-right="0cm" fo:margin-top="0cm" fo:margin-bottom="0.353cm" style:contextual-spacing="false" fo:line-height="214%" fo:text-indent="0cm" style:auto-text-indent="false" fo:background-color="#ffffff"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2">
      <loext:graphic-properties draw:fill="solid" draw:fill-color="#ffffff" draw:opacity="100%"/>
      <style:paragraph-properties fo:margin-left="0cm" fo:margin-right="0cm" fo:margin-top="0.353cm" fo:margin-bottom="0cm" style:contextual-spacing="false" fo:line-height="138%" fo:text-indent="0cm" style:auto-text-indent="false" fo:background-color="#ffffff"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2">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2">
      <loext:graphic-properties draw:fill="none" draw:fill-color="#ffffff"/>
      <style:paragraph-properties fo:margin-left="0cm" fo:margin-right="0cm" fo:margin-top="0cm" fo:margin-bottom="0.353cm" style:contextual-spacing="false" fo:line-height="138%" fo:text-indent="0cm" style:auto-text-indent="false" fo:background-color="transparent"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loext:graphic-properties draw:fill="solid" draw:fill-color="#ffffff" draw:opacity="100%"/>
      <style:paragraph-properties fo:margin-left="0cm" fo:margin-right="0cm" fo:margin-top="0cm" fo:margin-bottom="0cm" style:contextual-spacing="false" fo:line-height="214%"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loext:graphic-properties draw:fill="solid" draw:fill-color="#ffffff" draw:opacity="100%"/>
      <style:paragraph-properties fo:margin-left="0cm" fo:margin-right="0cm" fo:margin-top="0cm" fo:margin-bottom="0.353cm" style:contextual-spacing="false" fo:line-height="214%" fo:text-indent="0cm" style:auto-text-indent="false" fo:background-color="#ffffff"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3">
      <loext:graphic-properties draw:fill="solid" draw:fill-color="#ffffff" draw:opacity="100%"/>
      <style:paragraph-properties fo:margin-left="0cm" fo:margin-right="0cm" fo:margin-top="0.353cm" fo:margin-bottom="0cm" style:contextual-spacing="false" fo:line-height="138%" fo:text-indent="0cm" style:auto-text-indent="false" fo:background-color="#ffffff"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3">
      <loext:graphic-properties draw:fill="solid" draw:fill-color="#ffffff" draw:opacity="100%"/>
      <style:paragraph-properties fo:margin-left="0cm" fo:margin-right="0cm" fo:margin-top="0cm" fo:margin-bottom="0cm" style:contextual-spacing="false" fo:line-height="138%" fo:text-indent="0cm" style:auto-text-indent="false" fo:background-color="#ffffff"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3">
      <loext:graphic-properties draw:fill="none" draw:fill-color="#ffffff"/>
      <style:paragraph-properties fo:margin-left="0cm" fo:margin-right="0cm" fo:margin-top="0cm" fo:margin-bottom="0.353cm" style:contextual-spacing="false" fo:line-height="138%" fo:text-indent="0cm" style:auto-text-indent="false" fo:background-color="transparent" fo:padding="0cm" fo:border="none" style:writing-mode="lr-tb"/>
      <style:text-properties fo:font-variant="normal" fo:text-transform="none" fo:color="#404040" loext:opacity="1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 style:family="text">
      <style:text-properties style:font-name="Arial" fo:font-size="11pt" fo:font-style="normal" fo:font-weight="normal"/>
    </style:style>
    <style:style style:name="T5" style:family="text">
      <style:text-properties officeooo:rsid="000c9d2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8ff67285-7fff-eae7-f57a-5e29cecea2af"/>Xia2 Use Interface (Xui)</text:h>
      <text:p text:style-name="Text_20_body"/>
      <text:p text:style-name="P2">Dui2 has been useful for both ends of the spectrum regarding user experience, for teaching very novice young crystallographers or providing full control to experienced users. But more recent tendencies in experimental techniques and the consequent evolution of Dials tools and pipelines have changed the way to use Dials and to visualise and control its execution.</text:p>
      <text:p text:style-name="Text_20_body"/>
      <text:p text:style-name="P2">The two biggest strengths of Dui2 in its present state are the image viewer and the control tree/graph. The image viewer shows the results of spot finding, indexing and integration algorithms overlayed on  top of the experimental image among other visualisation tools that are helpful for controlling what to do until integration. The control tree/graph allows the user to try different possible paths for processing and if several experiments are made on the same crystal it allows to combine the paths of each experiment into a single path.</text:p>
      <text:p text:style-name="Text_20_body"/>
      <text:p text:style-name="P2">After the integration step the image viewer is not that useful anymore. All the following steps use the integrated intensities without any need to look at the images. It is more useful to analyse reports generated by dials subsequent commands after the integration step.</text:p>
      <text:p text:style-name="Text_20_body"/>
      <text:p text:style-name="P3"><text:span text:style-name="T1">One of the most frequently used dials command line tools in the MX beamlines is xia2.multiplex. Like already known </text:span><text:a xlink:type="simple" xlink:href="http://xia2.xxx/" text:style-name="Internet_20_link" text:visited-style-name="Visited_20_Internet_20_Link"><text:span text:style-name="T2">xia2.</text:span></text:a><text:span text:style-name="T1">xxx programs, xia2.multiplex is a pipeline that launches other programs in sequence.</text:span></text:p>
      <text:p text:style-name="Text_20_body"/>
      <text:p text:style-name="P3"><text:span text:style-name="T1">Dui2 has evolved to run some of the programs that </text:span><text:a xlink:type="simple" xlink:href="http://xia2.xxx/" text:style-name="Internet_20_link" text:visited-style-name="Visited_20_Internet_20_Link"><text:span text:style-name="T2">xia2.</text:span></text:a><text:span text:style-name="T1">multiplex runs. But the outdated design doesn't give too much room for further adaptation. And the more frequent use of automated pipelines makes the use of Dui2 less frequent.</text:span></text:p>
      <text:p text:style-name="Text_20_body"/>
      <text:p text:style-name="P2">For controlling new pipelines like xia2.multiplex a new GUI with a different design is needed. Instead of visualising the image viewer, it will show the results of processing statistics and completeness for all the crystals being processed. From here the user should be able to eliminate the experiments or part of the experiments from the next attempt for processing. In a similar fashion of the old tree of Dui but with different control tools. Now the way the user controls the new command to be run will be based on peeking or removing datasets or parts of datasets. This new GUI will provide tools that help out to see completeness , missing wedges or wrong space groups.</text:p>
      <text:p text:style-name="Text_20_body"/>
      <text:p text:style-name="P3"><text:span text:style-name="T1">The old Dui2 should continue being available and the new GUI should be able to feed it with the steps previously ran by </text:span><text:a xlink:type="simple" xlink:href="http://xia2.xxx/" text:style-name="Internet_20_link" text:visited-style-name="Visited_20_Internet_20_Link"><text:span text:style-name="T2">xia2.xxx</text:span></text:a><text:span text:style-name="T3"> </text:span></text:p>
      <text:p text:style-name="P4"><text:soft-page-break/><text:line-break/><text:line-break/><text:line-break/><text:line-break/><text:line-break/></text:p>
      <text:h text:style-name="P5" text:outline-level="2">Example of use of Xui in chronological order:</text:h>
      <text:list text:style-name="L1">
        <text:list-item>
          <text:p text:style-name="P6">The user selects the directory containing the images</text:p>
        </text:list-item>
        <text:list-item>
          <text:p text:style-name="P6">The user launches xia2.integrate and Xui creates a node</text:p>
        </text:list-item>
        <text:list-item>
          <text:p text:style-name="P6">After xia2.integrate, Xui will show to the user two ways to inspect the results (two tabs to switch):</text:p>
          <text:list>
            <text:list-item>
              <text:p text:style-name="P6">Text table with numbers and icons that describe each sweep results(one row per sweep)</text:p>
            </text:list-item>
            <text:list-item>
              <text:p text:style-name="P6">Graphics of spots per image (one graph per sweep) in several rows and columns.</text:p>
            </text:list-item>
          </text:list>
        </text:list-item>
        <text:list-item>
          <text:p text:style-name="P6">The user decides if he/she needs to edit and go back to step 2 or to continue with xia2.multiplex or xia2.ssx</text:p>
        </text:list-item>
        <text:list-item>
          <text:p text:style-name="P6">Depending on the user’s decision the next node will be a sibling or a child of the previous node.</text:p>
        </text:list-item>
        <text:list-item>
          <text:p text:style-name="P7"> <text:span text:style-name="T4">If the user chooses, Xui will runs xia2.multiplex and show a dendrogram</text:span></text:p>
        </text:list-item>
        <text:list-item>
          <text:p text:style-name="P6">The user can peek branches from the dendrogram and re-run xia2.multiplex.</text:p>
        </text:list-item>
      </text:list>
      <text:p text:style-name="P4"><text:line-break/><text:line-break/><text:line-break/><text:line-break/></text:p>
      <text:p text:style-name="P8"> </text:p>
      <text:p text:style-name="P4"><text:line-break/></text:p>
      <text:p text:style-name="P2">...</text:p>
      <text:p text:style-name="P2">Add Juans's idea about dragging the mouse and re -running</text:p>
      <text:p text:style-name="P2">...</text:p>
      <text:p text:style-name="P2">Add the idea of the table with links (good for BIG datasets)</text:p>
      <text:p text:style-name="P2">...</text:p>
      <text:p text:style-name="P2">From the table of big data, open a particular element, reprocess with a Dui2 like tree, if happy, feedback to the big data</text:p>
      <text:p text:style-name="P2">...</text:p>
      <text:p text:style-name="P2">Implement a proper image viewer </text:p>
      <text:p text:style-name="P2">...</text:p>
      <text:p text:style-name="P2">...</text:p>
      <text:p text:style-name="P2">Add interaction with the dendrogram generated by xia2.multiplex</text:p>
      <text:p text:style-name="P2"><text:soft-page-break/>...</text:p>
      <text:p text:style-name="P2">Ways to choose between datasets/wedges for further processing</text:p>
      <text:p text:style-name="P2">[15:06, 25/06/2025] luiso: D (Gwyndaf) – integration of dials multicrystal toolsets to allow manual curation of data sets and clusters to obtain desired quality/completeness in final data sets. Handling polymorphs etc..</text:p>
      <text:p text:style-name="Text_20_body"/>
      <text:p text:style-name="P8"> </text:p>
      <text:p text:style-name="P4"><text:line-break/><text:line-break/></text:p>
      <text:p text:style-name="P2">Image viewer can be used as an independent tool, not only when running Dials</text:p>
      <text:p text:style-name="P2">Dui2 can be launched from …</text:p>
      <text:p text:style-name="Text_20_body"/>
      <text:h text:style-name="P9" text:outline-level="2">Proposal for Xia2 user interface (AI suggestion)</text:h>
      <text:p text:style-name="P10">Dui2 has served the crystallography community well, bridging the gap between novice users and experts by offering intuitive controls for spot finding, indexing, and integration. Its image viewer and interactive processing tree/graph remain powerful tools for early-stage data analysis. However, as experimental techniques and Dials pipelines evolve, Dui2’s design struggles to accommodate modern work-flows particularly for post-integration steps and automated pipelines like xia2.multiplex.</text:p>
      <text:p text:style-name="P11">Key Gaps in Dui2’s Current Design</text:p>
      <text:list text:style-name="L2">
        <text:list-item>
          <text:p text:style-name="P12">Post-Integration Workflows:</text:p>
          <text:list>
            <text:list-item>
              <text:p text:style-name="P13">The image viewer, critical for early steps, becomes irrelevant after integration.</text:p>
            </text:list-item>
            <text:list-item>
              <text:p text:style-name="P13">Users increasingly rely on statistical reports (e.g., completeness, merging statistics) rather than visual feedback.</text:p>
            </text:list-item>
          </text:list>
        </text:list-item>
        <text:list-item>
          <text:p text:style-name="P14">Pipeline Automation:</text:p>
          <text:list>
            <text:list-item>
              <text:p text:style-name="P13">Dui2’s architecture is not optimized for modern pipelines (e.g., xia2.multiplex, <text:span text:style-name="T5">xia2.ssx</text:span>), which prioritize batch processing and dataset triage.</text:p>
            </text:list-item>
            <text:list-item>
              <text:p text:style-name="P15">Its tree-based control system, while flexible, lacks tools for rapid dataset selection/elimination.</text:p>
            </text:list-item>
          </text:list>
        </text:list-item>
      </text:list>
      <text:p text:style-name="Text_20_body"/>
      <text:p text:style-name="P16">Introducing A Purpose-Built Interface for Xia2:</text:p>
      <text:p text:style-name="P17">The Xia2 User Interface will retain Dui2’s strengths while addressing its limitations:</text:p>
      <text:list text:style-name="L3">
        <text:list-item>
          <text:p text:style-name="P18"><text:soft-page-break/>Post-Integration Focus: Replace the image viewer with dynamic statistical dashboards (completeness, missing wedges, space group validation).</text:p>
        </text:list-item>
        <text:list-item>
          <text:p text:style-name="P19">Pipeline-Centric Controls:</text:p>
          <text:list>
            <text:list-item>
              <text:p text:style-name="P20">Intuitive tools to include/exclude datasets (or subsets) for reprocessing.</text:p>
            </text:list-item>
            <text:list-item>
              <text:p text:style-name="P20">Integration with xia2.multiplex and future pipelines, enabling seamless transitions between automated and manual steps.</text:p>
            </text:list-item>
          </text:list>
        </text:list-item>
        <text:list-item>
          <text:p text:style-name="P19">Backward Compatibility:</text:p>
          <text:list>
            <text:list-item>
              <text:p text:style-name="P20">Dui2 remains available for traditional work-flows and will continue to be maintained.</text:p>
            </text:list-item>
            <text:list-item>
              <text:p text:style-name="P21">Xia2 User Interface will feed processed data back into Dui2 when further manual intervention is needed.</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6T22:30:55.505821280</meta:creation-date>
    <dc:date>2025-06-27T10:01:29.095166449</dc:date>
    <meta:editing-duration>PT1H1M49S</meta:editing-duration>
    <meta:editing-cycles>3</meta:editing-cycles>
    <meta:generator>LibreOffice/25.2.4.3$Linux_X86_64 LibreOffice_project/520$Build-3</meta:generator>
    <meta:document-statistic meta:table-count="0" meta:image-count="0" meta:object-count="0" meta:page-count="4" meta:paragraph-count="58" meta:word-count="906" meta:character-count="5755" meta:non-whitespace-character-count="4904"/>
  </office:meta>
</office:document-meta>
</file>